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rsid="00010b6c" officeooo:paragraph-rsid="00010b6c" style:text-blinking="false" fo:background-color="#ffffff" style:font-size-asian="9pt" style:font-weight-asian="bold" style:font-size-complex="9pt" style:font-weight-complex="bold"/>
    </style:style>
    <style:style style:name="P2" style:family="paragraph" style:parent-style-name="Heading_20_5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rsid="00023df5" officeooo:paragraph-rsid="00023df5" style:text-blinking="false" fo:background-color="#ffffff" style:font-size-asian="9pt" style:font-weight-asian="bold" style:font-size-complex="9pt" style:font-weight-complex="bold"/>
    </style:style>
    <style:style style:name="P3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style:text-blinking="false" fo:background-color="#ffffff" style:font-size-asian="9pt" style:font-weight-asian="bold" style:font-size-complex="9pt" style:font-weight-complex="bold"/>
    </style:style>
    <style:style style:name="P4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paragraph-rsid="0008ac52" style:text-blinking="false" fo:background-color="#ffffff" style:font-size-asian="9pt" style:font-weight-asian="bold" style:font-size-complex="9pt" style:font-weight-complex="bold"/>
    </style:style>
    <style:style style:name="P5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666666" style:text-line-through-style="none" style:text-line-through-type="none" style:font-name="Verdana" fo:font-size="9pt" fo:font-style="normal" style:text-underline-style="none" fo:font-weight="bold" style:text-blinking="false" fo:background-color="#ffffff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rsid="00023df5" officeooo:paragraph-rsid="00023df5" style:text-blinking="false" fo:background-color="#ffffff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rsid="00069d92" officeooo:paragraph-rsid="00069d92" style:text-blinking="false" fo:background-color="#ffffff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23df5" officeooo:paragraph-rsid="00023df5" style:text-blinking="false" fo:background-color="#ffffff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69d92" officeooo:paragraph-rsid="00069d92" style:text-blinking="false" fo:background-color="#ffffff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style:text-underline-style="none" fo:font-weight="normal" officeooo:rsid="00010b6c" officeooo:paragraph-rsid="00010b6c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9pt" style:text-underline-style="none" fo:font-weight="normal" officeooo:rsid="00023df5" officeooo:paragraph-rsid="00023df5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fo:font-weight="normal" officeooo:rsid="000444ad" officeooo:paragraph-rsid="000444ad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fo:font-weight="bold" officeooo:rsid="000444ad" officeooo:paragraph-rsid="000444a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3df5" officeooo:paragraph-rsid="00023df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10b6c" officeooo:paragraph-rsid="00010b6c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rsid="00069d92" officeooo:paragraph-rsid="00069d92" style:text-blinking="false" fo:background-color="#ffffff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69d92" officeooo:paragraph-rsid="00069d92" style:text-blinking="false" fo:background-color="#ffffff" style:font-size-asian="9pt" style:font-weight-asian="normal" style:font-size-complex="9pt" style:font-weight-complex="normal"/>
    </style:style>
    <style:style style:name="P18" style:family="paragraph" style:parent-style-name="Text_20_body">
      <style:text-properties fo:font-size="9pt" style:font-size-asian="9pt" style:font-size-complex="9pt"/>
    </style:style>
    <style:style style:name="P19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ext_20_body">
      <style:text-properties fo:font-size="9pt" fo:font-weight="bold" officeooo:rsid="000444ad" officeooo:paragraph-rsid="000444ad" style:font-size-asian="9pt" style:font-weight-asian="bold" style:font-size-complex="9pt" style:font-weight-complex="bold"/>
    </style:style>
    <style:style style:name="P21" style:family="paragraph" style:parent-style-name="Text_20_body">
      <style:text-properties fo:font-size="9pt" fo:font-weight="bold" officeooo:rsid="00056bc9" officeooo:paragraph-rsid="00056bc9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bold" officeooo:rsid="00069d92" officeooo:paragraph-rsid="00069d92" style:font-size-asian="9pt" style:font-weight-asian="bold" style:font-size-complex="9pt" style:font-weight-complex="bold"/>
    </style:style>
    <style:style style:name="P23" style:family="paragraph" style:parent-style-name="Text_20_body">
      <style:text-properties fo:font-size="9pt" fo:font-weight="bold" officeooo:rsid="000704b5" officeooo:paragraph-rsid="000704b5" style:font-size-asian="9pt" style:font-weight-asian="bold" style:font-size-complex="9pt" style:font-weight-complex="bold"/>
    </style:style>
    <style:style style:name="P24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5" style:family="paragraph" style:parent-style-name="Text_20_body">
      <style:text-properties fo:font-size="9pt" fo:font-weight="normal" officeooo:rsid="00056bc9" officeooo:paragraph-rsid="00056bc9" style:font-size-asian="9pt" style:font-weight-asian="normal" style:font-size-complex="9pt" style:font-weight-complex="normal"/>
    </style:style>
    <style:style style:name="P26" style:family="paragraph" style:parent-style-name="Text_20_body">
      <style:text-properties fo:font-size="9pt" fo:font-weight="normal" officeooo:rsid="00069d92" officeooo:paragraph-rsid="00069d92" style:font-size-asian="9pt" style:font-weight-asian="normal" style:font-size-complex="9pt" style:font-weight-complex="normal"/>
    </style:style>
    <style:style style:name="P27" style:family="paragraph" style:parent-style-name="Text_20_body">
      <style:text-properties fo:font-size="9pt" fo:font-weight="normal" officeooo:rsid="000704b5" officeooo:paragraph-rsid="000704b5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style:text-blinking="false" fo:background-color="#ffffff" style:font-size-asian="9pt" style:font-size-complex="9pt"/>
    </style:style>
    <style:style style:name="P29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style:text-blinking="false" fo:background-color="#ffffff" style:font-size-asian="9pt" style:font-size-complex="9pt"/>
    </style:style>
    <style:style style:name="P30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rsid="00069d92" officeooo:paragraph-rsid="00069d92" style:text-blinking="false" fo:background-color="#ffffff" style:font-size-asian="9pt" style:font-weight-asian="bold" style:font-size-complex="9pt" style:font-weight-complex="bold"/>
    </style:style>
    <style:style style:name="P31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rsid="0008ac52" officeooo:paragraph-rsid="0008ac52" style:text-blinking="false" fo:background-color="#ffffff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margin-top="0.282cm" fo:margin-bottom="0.282cm" loext:contextual-spacing="false" fo:line-height="132%" fo:text-align="start" style:justify-single-word="false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bold" officeooo:rsid="0008ac52" officeooo:paragraph-rsid="0008ac52" style:text-blinking="false" fo:background-color="#ffffff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69d92" officeooo:paragraph-rsid="000704b5" style:text-blinking="false" fo:background-color="#ffffff" style:font-size-asian="9pt" style:font-weight-asian="normal" style:font-size-complex="9pt" style:font-weight-complex="normal"/>
    </style:style>
    <style:style style:name="P34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8ac52" officeooo:paragraph-rsid="0008ac52" style:text-blinking="false" fo:background-color="#ffffff" style:font-size-asian="9pt" style:font-weight-asian="normal" style:font-size-complex="9pt" style:font-weight-complex="normal"/>
    </style:style>
    <style:style style:name="P35" style:family="paragraph" style:parent-style-name="Text_20_body">
      <style:paragraph-properties fo:margin-top="0.282cm" fo:margin-bottom="0.282cm" loext:contextual-spacing="false" fo:line-height="132%" fo:text-align="start" style:justify-single-word="false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8ac52" officeooo:paragraph-rsid="0008ac52" style:text-blinking="false" fo:background-color="#ffffff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margin-top="0.282cm" fo:margin-bottom="0.282cm" loext:contextual-spacing="false" fo:line-height="132%" style:writing-mode="lr-tb"/>
      <style:text-properties fo:font-variant="normal" fo:text-transform="none" fo:color="#000000" style:text-line-through-style="none" style:text-line-through-type="none" style:font-name="Verdana" fo:font-size="9pt" fo:font-style="normal" style:text-underline-style="none" fo:font-weight="normal" officeooo:rsid="0008ac52" officeooo:paragraph-rsid="000934a6" style:text-blinking="false" fo:background-color="#ffffff" style:font-size-asian="9pt" style:font-weight-asian="normal" style:font-size-complex="9pt" style:font-weight-complex="normal"/>
    </style:style>
    <style:style style:name="T1" style:family="text">
      <style:text-properties officeooo:rsid="000299c0"/>
    </style:style>
    <style:style style:name="T2" style:family="text">
      <style:text-properties officeooo:rsid="000704b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34a6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934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YSQL ASSIGNMENT 2</text:p>
      <text:p text:style-name="P10"/>
      <text:h text:style-name="P1" text:outline-level="5"><text:bookmark text:name="docs-internal-guid-c0c316ae-7fff-8171-3036-bbbbd0c17376"/>1. Write a mysql statement to find the concatenated first_name, last_name where the age of the employee is greater than 30.</text:h>
      <text:p text:style-name="P28">Suppose the employee table is -</text:p>
      <text:p text:style-name="P18"/>
      <text:p text:style-name="P28">+------------------------+------------------------------+----------+----------+</text:p>
      <text:p text:style-name="P28">| first_name             | last_name                    | age      | dept     |</text:p>
      <text:p text:style-name="P28">+------------------------+------------------------------+----------+----------+</text:p>
      <text:p text:style-name="P28">| Mesa                   | Loop                         |  30      |  Acct    |</text:p>
      <text:p text:style-name="P28">| Smith                  | Oak                          |  27      |  Devl    | </text:p>
      <text:p text:style-name="P28">| John                   | Jorz                         |  37      |  QA      | </text:p>
      <text:p text:style-name="P28">| Hary                   | Gaga                         |  32      |  QA      | </text:p>
      <text:p text:style-name="P29">+------------------------+------------------------------+----------+----------+</text:p>
      <text:p text:style-name="P13">Query:</text:p>
      <text:p text:style-name="P14">SELECT CONCAT(first_name, ' ', last_name) FROM employee WHERE age &gt; 30;</text:p>
      <text:p text:style-name="P11"/>
      <text:p text:style-name="P11"/>
      <text:p text:style-name="P6"><text:bookmark text:name="docs-internal-guid-44357ef5-7fff-9984-bdce-f625386d0989"/>2. Write a mysql statement to get user, current date and mysql version.</text:p>
      <text:p text:style-name="P6"><text:s/></text:p>
      <text:p text:style-name="P7">Query:</text:p>
      <text:p text:style-name="P7"/>
      <text:p text:style-name="P9">SELECT VERSION(), USER(), CURRENT_DATE();</text:p>
      <text:p text:style-name="P8"/>
      <text:h text:style-name="P2" text:outline-level="5"><text:bookmark text:name="docs-internal-guid-ab7002cd-7fff-156a-2c9d-d9bb1af432c3"/>3. Write a mysql statement to get item id, item, price of the most expensive item.</text:h>
      <text:p text:style-name="P16">Query:</text:p>
      <text:p text:style-name="P17">SELECT ITEM_ID, ITEM, PRICE FROM ITEM </text:p>
      <text:p text:style-name="P17">WHERE price=(SELECT MAX(price)FROM ITEM);</text:p>
      <text:h text:style-name="P3" text:outline-level="5">4. Write a mysql statement to create a new user and set a password and privileges for an existing database.</text:h>
      <text:p text:style-name="P30">Query:</text:p>
      <text:p text:style-name="P33">CREATE USER '<text:span text:style-name="T2">manoli</text:span>'@'localhost' IDENTIFIED BY '<text:span text:style-name="T2">manoli</text:span>'; <text:s text:c="67"/>GRANT CREATE, ALTER, DROP, INSERT, UPDATE, DELETE, SELECT, REFERENCES, RELOAD on *.* TO '<text:span text:style-name="T2">manoli</text:span>'@'localhost' WITH GRANT OPTION</text:p>
      <text:h text:style-name="P3" text:outline-level="5">5. Write a mysql statement to select data of only CS and IT departments.</text:h>
      <text:p text:style-name="P19"/>
      <text:h text:style-name="P3" text:outline-level="5">Suppose the table is -</text:h>
      <text:p text:style-name="P19"/>
      <text:h text:style-name="P5" text:outline-level="5"><text:soft-page-break/>+----+--------------+------------+-----+</text:h>
      <text:h text:style-name="P5" text:outline-level="5">| id | name         | department | age |</text:h>
      <text:h text:style-name="P5" text:outline-level="5">+----+--------------+------------+-----+</text:h>
      <text:h text:style-name="P5" text:outline-level="5">|  1 | Maria Gloria | CS         |  22 |</text:h>
      <text:h text:style-name="P5" text:outline-level="5">|  2 | John Smith   | IT         |  23 |</text:h>
      <text:h text:style-name="P5" text:outline-level="5">|  3 | Gal Rao      | CS         |  22 |</text:h>
      <text:h text:style-name="P5" text:outline-level="5">|  4 | Jakey Smith  | EC         |  24 |</text:h>
      <text:h text:style-name="P5" text:outline-level="5">|  5 | Rama Saho    | IT         |  22 |</text:h>
      <text:h text:style-name="P5" text:outline-level="5">|  6 | Maria Gaga   | EC         |  23 |</text:h>
      <text:h text:style-name="P5" text:outline-level="5">+----+--------------+------------+-----+</text:h>
      <text:p text:style-name="P20">Query:</text:p>
      <text:p text:style-name="P12">SELECT id, name, department, age FROM students</text:p>
      <text:p text:style-name="P12"><text:s text:c="2"/>WHERE department = 'CS' OR department = 'IT';</text:p>
      <text:h text:style-name="P5" text:outline-level="5">6. Write a mysql statement to select data of all departments in descending order by age.</text:h>
      <text:p text:style-name="P21">Query:</text:p>
      <text:p text:style-name="P25">SELECT * FROM students ORDER BY age DESC;</text:p>
      <text:h text:style-name="P5" text:outline-level="5">7. Write a mysql statement to determine the age of each of the students.</text:h>
      <text:p text:style-name="P21">Query:</text:p>
      <text:p text:style-name="P25">select <text:span text:style-name="T2">id</text:span>, <text:span text:style-name="T2">name, birth </text:span>,year(curdate())-year(<text:span text:style-name="T2">birth</text:span>) as <text:span text:style-name="T2">a</text:span>ge from <text:span text:style-name="T2">students</text:span>; </text:p>
      <text:h text:style-name="P5" text:outline-level="5">8. Write a mysql statement to retrieve name beginning with 'm'.</text:h>
      <text:p text:style-name="P22">Query:</text:p>
      <text:p text:style-name="P26">SELECT * FROM students where name LIKE ’m%’;</text:p>
      <text:h text:style-name="P5" text:outline-level="5">9. Write a mysql statement to find the name, birth, department name, department block from the given tables.</text:h>
      <text:p text:style-name="P19"/>
      <text:h text:style-name="P5" text:outline-level="5"><text:soft-page-break/>+----+--------------+------------+------------+   </text:h>
      <text:h text:style-name="P5" text:outline-level="5">| id | name         | dept_id    | birth      |</text:h>
      <text:h text:style-name="P5" text:outline-level="5">+----+--------------+------------+------------+</text:h>
      <text:h text:style-name="P5" text:outline-level="5">|  1 | Maria Gloria | 2          | 1994-03-12 |</text:h>
      <text:h text:style-name="P5" text:outline-level="5">|  2 | John Smith   | 1          | 1993-02-07 |</text:h>
      <text:h text:style-name="P5" text:outline-level="5">|  3 | Gal Rao      | 4          | 1992-09-11 |</text:h>
      <text:h text:style-name="P5" text:outline-level="5">|  4 | Jakey Smith  | 2          | 1990-08-31 |</text:h>
      <text:h text:style-name="P5" text:outline-level="5">|  5 | Rama Saho    | 1          | 1994-12-09 |</text:h>
      <text:h text:style-name="P5" text:outline-level="5">|  6 | Maria Gaga   | 4          | 1993-10-09 |</text:h>
      <text:h text:style-name="P5" text:outline-level="5">+----+--------------+------------+------------+</text:h>
      <text:p text:style-name="P19"/>
      <text:h text:style-name="P5" text:outline-level="5">+---------+--------------------------+------------+</text:h>
      <text:h text:style-name="P5" text:outline-level="5">| dept_id | dept_name                | dept_block |</text:h>
      <text:h text:style-name="P5" text:outline-level="5">+---------+--------------------------+------------+</text:h>
      <text:h text:style-name="P5" text:outline-level="5">|       1 | Computer Science         | B-Block    |</text:h>
      <text:h text:style-name="P5" text:outline-level="5">|       2 | Information Technology   | C-Block    |</text:h>
      <text:h text:style-name="P5" text:outline-level="5">|       3 | Mechanical               | A-Block    |</text:h>
      <text:h text:style-name="P5" text:outline-level="5">|       4 | Electronic Communication | D-Block    |</text:h>
      <text:h text:style-name="P5" text:outline-level="5">+---------+--------------------------+------------+</text:h>
      <text:p text:style-name="P23">Query:</text:p>
      <text:p text:style-name="P27">SELECT name, birth, dept_name, dept_block FROM students</text:p>
      <text:p text:style-name="P27">JOIN departments using(dept_id);</text:p>
      <text:h text:style-name="P5" text:outline-level="5">10. Write a mysql statement to get name of students containing exactly four characters.</text:h>
      <text:p text:style-name="P19"/>
      <text:h text:style-name="P3" text:outline-level="5">Suppose the student table is -</text:h>
      <text:p text:style-name="P19"/>
      <text:h text:style-name="P5" text:outline-level="5"><text:soft-page-break/>+----+-------+---------+------------+</text:h>
      <text:h text:style-name="P5" text:outline-level="5">| id | name  | dept_id | birth      |</text:h>
      <text:h text:style-name="P5" text:outline-level="5">+----+-------+---------+------------+</text:h>
      <text:h text:style-name="P5" text:outline-level="5">|  1 | Maria | 2       | 1994-03-12 |</text:h>
      <text:h text:style-name="P5" text:outline-level="5">|  2 | John  | 1       | 1993-02-07 |</text:h>
      <text:h text:style-name="P5" text:outline-level="5">|  3 | Gal   | 4       | 1992-09-11 |</text:h>
      <text:h text:style-name="P5" text:outline-level="5">|  4 | Jakey | 2       | 1990-08-31 |</text:h>
      <text:h text:style-name="P5" text:outline-level="5">|  5 | Rama  | 1       | 1994-12-09 |</text:h>
      <text:h text:style-name="P5" text:outline-level="5">|  6 | Maria | 4       | 1993-10-09 |</text:h>
      <text:h text:style-name="P5" text:outline-level="5"><text:span text:style-name="T1">­</text:span>+----+-------+---------+------------+</text:h>
      <text:p text:style-name="P22">Query:</text:p>
      <text:p text:style-name="P26">SELECT * FROM student where name REGEXP '^....$';</text:p>
      <text:h text:style-name="P5" text:outline-level="5">11. Delete duplicate row from the table.</text:h>
      <text:p text:style-name="P31">Query: </text:p>
      <text:p text:style-name="P31"><text:span text:style-name="T3">SELECT ID ,NAME ,DEPT_ID, BIRTH, COUNT(*) FROM STUDENTS <text:s text:c="69"/>GROUP BY ID,NAME,DEPT_ID,BIRTH HAVING COUNT(*)&gt;1; <text:s text:c="96"/>NOW DELETE THAT ROW <text:s text:c="139"/>DELETE FROM STUDENTS WHERE NAME=”Maria Gloria”;</text:span></text:p>
      <text:h text:style-name="P3" text:outline-level="5">12. Display the alternate rows from MySQL table.</text:h>
      <text:p text:style-name="P31">Query:</text:p>
      <text:p text:style-name="P31">To display odd rows: <text:s text:c="121"/><text:span text:style-name="T3">SELECT * FROM student <text:s/>WHERE id IN(SELECT id FROM student WHERE id%2 = </text:span><text:span text:style-name="T4">1</text:span><text:span text:style-name="T3">); <text:s text:c="79"/></text:span>To display even rows: <text:s text:c="120"/><text:span text:style-name="T3">SELECT * FROM student <text:s/>WHERE id IN(SELECT id FROM student WHERE id%2 = </text:span><text:span text:style-name="T4">0</text:span><text:span text:style-name="T3">); <text:s text:c="3"/></text:span></text:p>
      <text:h text:style-name="P3" text:outline-level="5">13. Delete alternate rows from MySQL table.</text:h>
      <text:p text:style-name="P31">Query:</text:p>
      <text:p text:style-name="P36">DELETE FROM student<text:span text:style-name="T6">s</text:span> WHERE id%2 = 0;</text:p>
      <text:h text:style-name="P3" text:outline-level="5">14. MySQL update multiple rows in one query.</text:h>
      <text:p text:style-name="P31">Query: </text:p>
      <text:p text:style-name="P34"><text:soft-page-break/>CREATE TABLE IF NOT EXISTS `empdata` (</text:p>
      <text:p text:style-name="P34"><text:s text:c="4"/>-&gt; <text:s text:c="2"/>`id` int(11) NOT NULL AUTO_INCREMENT,</text:p>
      <text:p text:style-name="P34"><text:s text:c="4"/>-&gt; <text:s text:c="2"/>`name` char(25) NOT NULL,</text:p>
      <text:p text:style-name="P34"><text:s text:c="4"/>-&gt; <text:s text:c="2"/>`email` varchar(100) NOT NULL,</text:p>
      <text:p text:style-name="P34"><text:s text:c="4"/>-&gt; <text:s text:c="2"/>`phone` int(11) NOT NULL,</text:p>
      <text:p text:style-name="P34"><text:s text:c="4"/>-&gt; <text:s text:c="2"/>PRIMARY KEY (`id`)</text:p>
      <text:p text:style-name="P34"><text:s text:c="4"/>-&gt; ) </text:p>
      <text:p text:style-name="P34">INSERT INTO `empdata` (`id`, `name`, `email`, `phone`) VALUES</text:p>
      <text:p text:style-name="P34"><text:s text:c="4"/>-&gt; (1, '<text:span text:style-name="T6">Manoli</text:span>', '<text:span text:style-name="T6">manoli</text:span>@example.com', <text:span text:style-name="T6">9898453465</text:span>),</text:p>
      <text:p text:style-name="P34"><text:s text:c="4"/>-&gt; (2, '<text:span text:style-name="T6">Test</text:span>', '<text:span text:style-name="T6">test</text:span>@example.com', <text:span text:style-name="T6">8123994435</text:span>),</text:p>
      <text:p text:style-name="P34"><text:s text:c="4"/>-&gt; (3, '<text:span text:style-name="T6">Abc</text:span>', 'a<text:span text:style-name="T6">bc</text:span>@example.com', <text:span text:style-name="T6">81</text:span>3<text:span text:style-name="T6">6565656</text:span>),</text:p>
      <text:p text:style-name="P34"><text:s text:c="4"/>-&gt; (4, '<text:span text:style-name="T6">Def</text:span>', '<text:span text:style-name="T6">def</text:span>@example.com', <text:span text:style-name="T6">99</text:span>23453<text:span text:style-name="T6">00</text:span>),</text:p>
      <text:p text:style-name="P34"><text:s text:c="4"/>-&gt; (5, '<text:span text:style-name="T6">Ghi</text:span>', '<text:span text:style-name="T6">ghi</text:span>@example.com', <text:span text:style-name="T6">78231</text:span>48342),</text:p>
      <text:p text:style-name="P34"><text:s text:c="4"/>-&gt; (6, '<text:span text:style-name="T6">Jkl</text:span>', '<text:span text:style-name="T6">jkl</text:span>@example.com', <text:span text:style-name="T6">7857890456</text:span>);</text:p>
      <text:p text:style-name="P34">UPDATE 'table_name' <text:s/>SET 'field_name' = CASE 'id' WHEN '1' THEN 'value 1' WHEN '2' THEN 'value 2' WHEN '3' THEN 'value 3' ELSE 'field_name';</text:p>
      <text:h text:style-name="P3" text:outline-level="5">15. MySQL get nth highest paid and nth lowest paid salary.</text:h>
      <text:p text:style-name="P31">Query:</text:p>
      <text:p text:style-name="P24">SELECT * FROM empsalary s1</text:p>
      <text:p text:style-name="P24">WHERE N-1 = (SELECT COUNT(DISTINCT salary) </text:p>
      <text:p text:style-name="P24">FROM empsalary s2 <text:s/>WHERE s2.salary &gt; s1.salary)</text:p>
      <text:h text:style-name="P3" text:outline-level="5">16. Display the nth row from MySQL table.</text:h>
      <text:p text:style-name="P31">Query: </text:p>
      <text:p text:style-name="P31"><text:span text:style-name="T3">select *from NthRecord Demo order by Id limit 6,1</text:span></text:p>
      <text:h text:style-name="P4" text:outline-level="5">17. Write a MySQL statements for rollback commit and save points.</text:h>
      <text:p text:style-name="P31">Query:</text:p>
      <text:p text:style-name="P31"><text:soft-page-break/><text:span text:style-name="T3">SAVEPOINT C; <text:s text:c="134"/>DELETE FROM empsalary WHERE ename = 'Zoya'; <text:s text:c="86"/>ROLLBACK TO C;</text:span></text:p>
      <text:h text:style-name="P3" text:outline-level="5">18. Display details of first 5 highly paid employees using MySQL.</text:h>
      <text:p text:style-name="P32">Query:</text:p>
      <text:p text:style-name="P35">SELECT * FROM `empsalary` ORDER BY salary DESC LIMIT 5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20:55:15.127771497</meta:creation-date>
    <dc:date>2023-03-10T12:32:31.095705950</dc:date>
    <meta:editing-duration>PT27S</meta:editing-duration>
    <meta:editing-cycles>1</meta:editing-cycles>
    <meta:document-statistic meta:table-count="0" meta:image-count="0" meta:object-count="0" meta:page-count="6" meta:paragraph-count="124" meta:word-count="940" meta:character-count="6875" meta:non-whitespace-character-count="4574"/>
    <meta:generator>LibreOffice/6.4.7.2$Linux_X86_64 LibreOffice_project/40$Build-2</meta:generator>
  </office:meta>
</office:document-meta>
</file>